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3.609cm"/>
    </style:style>
    <style:style style:name="P1" style:family="paragraph">
      <style:text-properties fo:font-family="Inconsolata" style:font-pitch="fixed" fo:font-size="24pt" style:font-size-asian="24pt" style:font-size-complex="24pt"/>
    </style:style>
    <style:style style:name="P2" style:family="paragraph">
      <style:text-properties fo:font-family="Inconsolata" style:font-pitch="fixed" fo:font-size="26pt" style:font-size-asian="26pt" style:font-size-complex="26pt"/>
    </style:style>
    <style:style style:name="T1" style:family="text">
      <style:text-properties fo:font-family="Inconsolata" style:font-pitch="fixed" fo:font-size="24pt" style:font-size-asian="24pt" style:font-size-complex="24pt"/>
    </style:style>
    <style:style style:name="T2" style:family="text">
      <style:text-properties fo:font-family="Inconsolata" style:font-pitch="fixed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ools of the Perl</text:p>
          </draw:text-box>
        </draw:frame>
        <draw:frame presentation:style-name="pr2" draw:layer="layout" svg:width="25.199cm" svg:height="13.859cm" svg:x="1.4cm" svg:y="4.914cm" presentation:class="subtitle">
          <draw:text-box>
            <text:p>Erez Schatz</text:p>
            <text:p>30/11/201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cal::lib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Shared Environment</text:p>
              </text:list-item>
              <text:list-item>
                <text:p>Webhost</text:p>
              </text:list-item>
              <text:list-item>
                <text:p>No root access</text:p>
              </text:list-item>
              <text:list-item>
                <text:p>Distribution conven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cal::lib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1"><text:span text:style-name="T1"/></text:p>
                <text:p text:style-name="P1"><text:span text:style-name="T1">$ wget </text:span><text:span text:style-name="T1"><text:a xlink:href="http://search.cpan.org/.../local-lib-x.xx.tar.gz">http://search.cpan.org/.../local-lib-x.xx.tar.gz</text:a></text:span></text:p>
                <text:p text:style-name="P1"><text:span text:style-name="T1"/></text:p>
                <text:p text:style-name="P1"><text:span text:style-name="T1">perl Makefile.PL --bootstrap</text:span></text:p>
                <text:p text:style-name="P1"><text:span text:style-name="T1">perl Makefile.PL --bootstrap=~/foo</text:span></text:p>
                <text:p text:style-name="P1"><text:span text:style-name="T1"/></text:p>
                <text:p text:style-name="P1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panminu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Quick 'n' dirty</text:p>
              </text:list-item>
              <text:list-item>
                <text:p>Simple, sensible defaults</text:p>
              </text:list-item>
              <text:list-item>
                <text:p>One command to rule them all</text:p>
              </text:list-item>
              <text:list-item>
                <text:p>Chain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panminus</text:p>
          </draw:text-box>
        </draw:frame>
        <draw:frame presentation:style-name="pr4" draw:text-style-name="P2" draw:layer="layout" svg:width="25.199cm" svg:height="13.859cm" svg:x="1.4cm" svg:y="4.914cm" presentation:class="outline">
          <draw:text-box>
            <text:list text:style-name="L3">
              <text:list-header>
                <text:p text:style-name="P2"><text:span text:style-name="T2"/></text:p>
                <text:p text:style-name="P2"><text:span text:style-name="T2"/></text:p>
                <text:p text:style-name="P2"><text:span text:style-name="T2">curl -L http://cpanmin.us | perl - --sudo\ App::cpanminus</text:span></text:p>
                <text:p text:style-name="P2"><text:span text:style-name="T2"/></text:p>
                <text:p text:style-name="P2"><text:span text:style-name="T2">curl -L http://cpanmin.us | perl - \ App::cpanminu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brew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Install different versions of perl</text:p>
              </text:list-item>
              <text:list-item>
                <text:p>Test app/module against different versions</text:p>
              </text:list-item>
              <text:list-item>
                <text:p>Run the latest perl</text:p>
              </text:list-item>
              <text:list-item>
                <text:p>Separate from system per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brew</text:p>
          </draw:text-box>
        </draw:frame>
        <draw:frame presentation:style-name="pr4" draw:text-style-name="P1" draw:layer="layout" svg:width="25.199cm" svg:height="13.859cm" svg:x="1.4cm" svg:y="4.914cm" presentation:class="outline">
          <draw:text-box>
            <text:list text:style-name="L3">
              <text:list-header>
                <text:p text:style-name="P1"><text:span text:style-name="T1"/></text:p>
                <text:p text:style-name="P1"><text:span text:style-name="T1"/></text:p>
              </text:list-header>
              <text:list-item>
                <text:p text:style-name="P1"><text:span text:style-name="T1">curl -kL http://xrl.us/perlbrewinstall | bash</text:span></text:p>
                <text:p text:style-name="P1"><text:span text:style-name="T1"/></text:p>
                <text:p text:style-name="P1"><text:span text:style-name="T1">perlbrew init</text:span></text:p>
                <text:p text:style-name="P1"><text:span text:style-name="T1">source ~/perl5/perlbrew/etc/bashrc</text:span></text:p>
                <text:p text:style-name="P1"><text:span text:style-name="T1">perlbrew install perl-5.14.0|blead</text:span></text:p>
                <text:p text:style-name="P1"><text:span text:style-name="T1">perlbrew u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m-uninstal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Because everyone seems to want it...</text:p>
              </text:list-item>
              <text:list-item>
                <text:p>cpanm App::pmuninsta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at's not all folk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ack <text:s/>(App::Ack)</text:p>
              </text:list-item>
              <text:list-item>
                <text:p>cpandoc (Pod::Cpandoc)</text:p>
              </text:list-item>
              <text:list-item>
                <text:p>dzil (Dist::Zilla)</text:p>
              </text:list-item>
              <text:list-item>
                <text:p>mversion (Module::Version)</text:p>
              </text:list-item>
              <text:list-item>
                <text:p>..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201cm" svg:y="8.2cm" presentation:class="title" presentation:user-transformed="true">
          <draw:text-box>
            <text:p>That's all, folks!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ez Schatz</meta:initial-creator>
    <meta:creation-date>2011-11-30T17:19:28</meta:creation-date>
    <dc:date>2011-11-30T17:47:29</dc:date>
    <dc:creator>Erez Schatz</dc:creator>
    <meta:editing-duration>PT28M2S</meta:editing-duration>
    <meta:editing-cycles>6</meta:editing-cycles>
    <meta:generator>LibreOffice/3.4$Unix LibreOffice_project/340m1$Build-402</meta:generator>
    <meta:document-statistic meta:object-count="60"/>
  </office:meta>
</office:document-meta>
</file>